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46ca" officeooo:paragraph-rsid="000846ca"/>
    </style:style>
    <style:style style:name="P2" style:family="paragraph" style:parent-style-name="Standard">
      <style:paragraph-properties fo:text-align="center" style:justify-single-word="false"/>
      <style:text-properties officeooo:rsid="000846ca" officeooo:paragraph-rsid="000846ca"/>
    </style:style>
    <style:style style:name="P3" style:family="paragraph" style:parent-style-name="Standard">
      <style:text-properties fo:font-style="italic" officeooo:rsid="000846ca" officeooo:paragraph-rsid="000846ca" style:font-style-asian="italic" style:font-style-complex="italic"/>
    </style:style>
    <style:style style:name="P4" style:family="paragraph" style:parent-style-name="Standard">
      <style:text-properties officeooo:rsid="000a0824" officeooo:paragraph-rsid="000a0824"/>
    </style:style>
    <style:style style:name="P5" style:family="paragraph" style:parent-style-name="Standard">
      <style:text-properties officeooo:rsid="000b2f21" officeooo:paragraph-rsid="000b2f21"/>
    </style:style>
    <style:style style:name="P6" style:family="paragraph" style:parent-style-name="Standard">
      <style:text-properties officeooo:rsid="000ccf2b" officeooo:paragraph-rsid="000ccf2b"/>
    </style:style>
    <style:style style:name="P7" style:family="paragraph" style:parent-style-name="Standard">
      <style:paragraph-properties fo:break-before="page"/>
      <style:text-properties officeooo:rsid="000ccf2b" officeooo:paragraph-rsid="000ccf2b"/>
    </style:style>
    <style:style style:name="P8" style:family="paragraph" style:parent-style-name="Standard">
      <style:text-properties officeooo:rsid="000ccf2b" officeooo:paragraph-rsid="000d5852"/>
    </style:style>
    <style:style style:name="P9" style:family="paragraph" style:parent-style-name="Standard">
      <style:text-properties officeooo:rsid="000d5852" officeooo:paragraph-rsid="000d5852"/>
    </style:style>
    <style:style style:name="P10" style:family="paragraph" style:parent-style-name="Standard">
      <style:text-properties officeooo:rsid="000ede08" officeooo:paragraph-rsid="000ede08"/>
    </style:style>
    <style:style style:name="P11" style:family="paragraph" style:parent-style-name="Standard">
      <style:text-properties officeooo:rsid="000f6a60" officeooo:paragraph-rsid="000f6a60"/>
    </style:style>
    <style:style style:name="P12" style:family="paragraph" style:parent-style-name="Standard">
      <style:text-properties officeooo:rsid="000f6a60" officeooo:paragraph-rsid="00111c59"/>
    </style:style>
    <style:style style:name="P13" style:family="paragraph" style:parent-style-name="Standard">
      <style:text-properties officeooo:rsid="00111c59" officeooo:paragraph-rsid="00111c59"/>
    </style:style>
    <style:style style:name="P14" style:family="paragraph" style:parent-style-name="Standard">
      <style:text-properties officeooo:rsid="00127763" officeooo:paragraph-rsid="00127763"/>
    </style:style>
    <style:style style:name="P15" style:family="paragraph" style:parent-style-name="Standard">
      <style:text-properties officeooo:rsid="0012d765" officeooo:paragraph-rsid="0012d765"/>
    </style:style>
    <style:style style:name="P16" style:family="paragraph" style:parent-style-name="Standard">
      <style:text-properties officeooo:rsid="0013217d" officeooo:paragraph-rsid="0013217d"/>
    </style:style>
    <style:style style:name="P17" style:family="paragraph" style:parent-style-name="Standard">
      <style:text-properties officeooo:rsid="0014124b" officeooo:paragraph-rsid="0014124b"/>
    </style:style>
    <style:style style:name="P18" style:family="paragraph" style:parent-style-name="Standard">
      <style:text-properties officeooo:rsid="001603fd" officeooo:paragraph-rsid="001603fd"/>
    </style:style>
    <style:style style:name="P19" style:family="paragraph" style:parent-style-name="Standard">
      <style:text-properties officeooo:rsid="0016cda9" officeooo:paragraph-rsid="0016cda9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Standard">
      <style:text-properties officeooo:rsid="000d5852" officeooo:paragraph-rsid="000d5852"/>
    </style:style>
    <style:style style:name="P22" style:family="paragraph" style:parent-style-name="Standard">
      <style:text-properties officeooo:rsid="00111c59" officeooo:paragraph-rsid="00111c59"/>
    </style:style>
    <style:style style:name="P23" style:family="paragraph" style:parent-style-name="Standard">
      <style:text-properties officeooo:rsid="001cb6a2" officeooo:paragraph-rsid="001cb6a2"/>
    </style:style>
    <style:style style:name="P24" style:family="paragraph" style:parent-style-name="Standard">
      <style:text-properties officeooo:rsid="001cb6a2" officeooo:paragraph-rsid="001dbeef"/>
    </style:style>
    <style:style style:name="P25" style:family="paragraph" style:parent-style-name="Standard">
      <style:text-properties officeooo:rsid="00127763" officeooo:paragraph-rsid="001f1ab3"/>
    </style:style>
    <style:style style:name="P26" style:family="paragraph" style:parent-style-name="Standard">
      <style:text-properties officeooo:rsid="0012d765" officeooo:paragraph-rsid="001f1ab3"/>
    </style:style>
    <style:style style:name="P27" style:family="paragraph" style:parent-style-name="Standard">
      <style:text-properties officeooo:rsid="0013217d" officeooo:paragraph-rsid="001f1ab3"/>
    </style:style>
    <style:style style:name="T1" style:family="text">
      <style:text-properties style:font-name="Liberation Sans" fo:font-size="28pt" fo:font-weight="bold" officeooo:rsid="000846ca" style:font-name-asian="PingFang SC" style:font-size-asian="28pt" style:font-weight-asian="bold" style:font-name-complex="Arial Unicode MS" style:font-size-complex="28pt" style:font-weight-complex="bold"/>
    </style:style>
    <style:style style:name="T2" style:family="text">
      <style:text-properties officeooo:rsid="000b2f21"/>
    </style:style>
    <style:style style:name="T3" style:family="text">
      <style:text-properties officeooo:rsid="000ccf2b"/>
    </style:style>
    <style:style style:name="T4" style:family="text">
      <style:text-properties officeooo:rsid="000d58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de08"/>
    </style:style>
    <style:style style:name="T7" style:family="text">
      <style:text-properties officeooo:rsid="000f6a60"/>
    </style:style>
    <style:style style:name="T8" style:family="text">
      <style:text-properties officeooo:rsid="00111c59"/>
    </style:style>
    <style:style style:name="T9" style:family="text">
      <style:text-properties officeooo:rsid="0012d765"/>
    </style:style>
    <style:style style:name="T10" style:family="text">
      <style:text-properties officeooo:rsid="0013c302"/>
    </style:style>
    <style:style style:name="T11" style:family="text">
      <style:text-properties officeooo:rsid="0014124b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0b2f21"/>
    </style:style>
    <style:style style:name="T15" style:family="text">
      <style:text-properties style:text-position="super 58%" officeooo:rsid="00111c59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177e2f"/>
    </style:style>
    <style:style style:name="T18" style:family="text">
      <style:text-properties officeooo:rsid="001816b3"/>
    </style:style>
    <style:style style:name="T19" style:family="text">
      <style:text-properties officeooo:rsid="001816f8"/>
    </style:style>
    <style:style style:name="T20" style:family="text">
      <style:text-properties officeooo:rsid="0019dd65"/>
    </style:style>
    <style:style style:name="T21" style:family="text">
      <style:text-properties officeooo:rsid="001b1e76"/>
    </style:style>
    <style:style style:name="T22" style:family="text">
      <style:text-properties officeooo:rsid="001dbeef"/>
    </style:style>
    <style:style style:name="T23" style:family="text">
      <style:text-properties officeooo:rsid="001f1a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<text:span text:style-name="T1">t</text:span> Calculus</text:p>
      <text:p text:style-name="P2">by Sven Nilsen</text:p>
      <text:p text:style-name="P1"/>
      <text:p text:style-name="P3">In this paper I introduce a calculus for counting different items (“dit”) that supports superposition using a sophisticated combination of ideas from Exponential Propositions, Path Semantics, Homotopy Type Theory, <text:span text:style-name="T2">Cubical Type Theory</text:span> and Path Semantical Quantum Propositional Logic.</text:p>
      <text:p text:style-name="P1"/>
      <text:p text:style-name="P4">Assume that there is a list `x`:</text:p>
      <text:p text:style-name="P4"/>
      <text:p text:style-name="P4"><text:tab/>x := [1, 2, 3]</text:p>
      <text:p text:style-name="P4"/>
      <text:p text:style-name="P4">The function `dit` takes a list and counts the number of different items:</text:p>
      <text:p text:style-name="P4"/>
      <text:p text:style-name="P4"><text:tab/>dit : [T] → nat</text:p>
      <text:p text:style-name="P4"/>
      <text:p text:style-name="P4">Such that `dit(x) == 3`. Another example is `dit([1, 2, 2]) = 2`.</text:p>
      <text:p text:style-name="P4"/>
      <text:p text:style-name="P4">When one knows the number of different items in two lists `x, y`, one can predict the bounds on the number of different items in the list `concat(x, y)`<text:span text:style-name="T13"><text:reference-ref text:reference-format="text" text:ref-name="alphabetic list of functions">[1]</text:reference-ref></text:span><text:span text:style-name="T13"><text:reference-ref text:reference-format="text" text:ref-name="sub-types as contextual notation">[2]</text:reference-ref></text:span>:</text:p>
      <text:p text:style-name="P4"/>
      <text:p text:style-name="P4"><text:tab/><text:tab/>x : [dit] a<text:tab/><text:tab/>y : [dit] b</text:p>
      <text:p text:style-name="P4"><text:tab/>------------------------------------------------------------</text:p>
      <text:p text:style-name="P4"><text:tab/>concat(x, y) : [dit] ((&gt;= max2(a, b) &amp; (&lt;= (a + b))<text:line-break/></text:p>
      <text:p text:style-name="P4">The notion of equality used in `dit` is simply `a == b`.</text:p>
      <text:p text:style-name="P4">It means, that `a` and `b` are treated as equal, when `a == b`,<text:line-break/>no matter where they are located within the list.</text:p>
      <text:p text:style-name="P4"/>
      <text:p text:style-name="P4">Now, I am going to replace `dit` by some imaginary function `dit_exp` which uses a different notion of equality that depends on the index <text:span text:style-name="T2">and supports superposition</text:span><text:span text:style-name="T14"><text:reference-ref text:reference-format="text" text:ref-name="hooo">[3]</text:reference-ref></text:span><text:span text:style-name="T14"><text:reference-ref text:reference-format="text" text:ref-name="higher order operator overloading">[4]</text:reference-ref></text:span><text:span text:style-name="T14"><text:reference-ref text:reference-format="text" text:ref-name="cubical type theory">[6]</text:reference-ref></text:span>:</text:p>
      <text:p text:style-name="P4"/>
      <text:p text:style-name="P4"><text:tab/>(x, y) : [dit_exp] &lt;i, j&gt; ((&gt;= (<text:span text:style-name="T7">dit_exp</text:span>(x ⋀ y) @ (i, j))) &amp; (&lt;= (<text:span text:style-name="T7">dit_exp</text:span>(x ⋁ y) @ (i, j))))</text:p>
      <text:p text:style-name="P4"/>
      <text:p text:style-name="P4"><text:tab/><text:span text:style-name="T2">(x ⋀ y) : </text:span><text:span text:style-name="T7">[dit_exp]</text:span><text:span text:style-name="T2"> max2(dit_exp(x), dit_exp(y))<text:tab/>with HOOO</text:span></text:p>
      <text:p text:style-name="P4"><text:tab/><text:span text:style-name="T2">(x ⋁ y) : </text:span><text:span text:style-name="T7">[dit_exp]</text:span><text:span text:style-name="T2"> </text:span><text:span text:style-name="T8">(</text:span><text:span text:style-name="T2">dit_exp(x) + dit_exp(y)</text:span><text:span text:style-name="T8">)</text:span><text:span text:style-name="T2"><text:tab/><text:tab/>with HOOO</text:span></text:p>
      <text:p text:style-name="P4"/>
      <text:p text:style-name="P5">The notion of equality used here, is where `a` is located at index `n` and `b` is located at index `m`:</text:p>
      <text:p text:style-name="P4"/>
      <text:p text:style-name="P4"><text:tab/>a^n == b^m<text:tab/>&lt;=&gt;<text:tab/>(a == b) &amp; (n == m)</text:p>
      <text:p text:style-name="P4"/>
      <text:p text:style-name="P4"><text:tab/>n : nat</text:p>
      <text:p text:style-name="P4"><text:tab/>m : nat</text:p>
      <text:p text:style-name="P4"/>
      <text:p text:style-name="P5">The `dit_exp` <text:span text:style-name="T3">function is often omitted such that one can use the `@` operator directly:</text:span></text:p>
      <text:p text:style-name="P5"/>
      <text:p text:style-name="P5"><text:tab/><text:span text:style-name="T3">x @ i<text:tab/><text:tab/>&lt;=&gt;<text:tab/><text:tab/>dit_exp(x) @ i<text:tab/><text:tab/><text:tab/>x : [T]</text:span></text:p>
      <text:p text:style-name="P5"/>
      <text:p text:style-name="P6">For example, `([1, 2, 3] @ 0) == 3` and `([1, 2, 3] @ 1) == 3`, since there <text:span text:style-name="T17">are</text:span> none superpositions within the list, so the lower and upper bounds are the same. This is true for all normal concrete lists.<text:line-break/></text:p>
      <text:p text:style-name="P7">Here is another example:<text:line-break/><text:line-break/><text:tab/>([1], [1]) @ <text:span text:style-name="T18">(</text:span>0, <text:span text:style-name="T18">0)</text:span>) == 1</text:p>
      <text:p text:style-name="P6"><text:tab/>(([1], [1]) @ <text:span text:style-name="T18">(</text:span>1, <text:span text:style-name="T18">1)</text:span>) == 2</text:p>
      <text:p text:style-name="P6"/>
      <text:p text:style-name="P6">This is because I can get `[1]` or `[1, 1]` from `([1], [1])`.</text:p>
      <text:p text:style-name="P6">In the first case of `[1]`, there is only one item.</text:p>
      <text:p text:style-name="P8">In the second case of `[1, 1]`, <text:span text:style-name="T4">there are two items,</text:span></text:p>
      <text:p text:style-name="P9">which might be counted as one or two, depending on how one interprets equality of indices.</text:p>
      <text:p text:style-name="P8"/>
      <text:p text:style-name="P9">Instead of having a fixed interpretation of how to count different items in a list, I develop a language to express what I mean by two items being different. This language is more flexible than normal equality where all items are counted as different <text:span text:style-name="T19">only </text:span>if they are not equal.</text:p>
      <text:p text:style-name="P8"/>
      <text:p text:style-name="P9">To express that all `1`s are counted as one:</text:p>
      <text:p text:style-name="P9"/>
      <text:p text:style-name="P9"><text:tab/>1 ~~ 1</text:p>
      <text:p text:style-name="P9"/>
      <text:p text:style-name="P9">This means `1` is qual to `1` (notice that the “e” is missing in “<text:span text:style-name="T5">e</text:span>qual”).</text:p>
      <text:p text:style-name="P9"/>
      <text:p text:style-name="P9">When I have the following axiom:</text:p>
      <text:p text:style-name="P9"/>
      <text:p text:style-name="P9"><text:tab/>∀ x { x ~~ x }</text:p>
      <text:p text:style-name="P9"/>
      <text:p text:style-name="P9">I reduce `dit_exp` to the language of `dit`.</text:p>
      <text:p text:style-name="P9"/>
      <text:p text:style-name="P10">To express that all `1`s are counted differently <text:span text:style-name="T20">depending on index</text:span>:</text:p>
      <text:p text:style-name="P10"/>
      <text:p text:style-name="P10"><text:tab/>1 ~¬~ 1</text:p>
      <text:p text:style-name="P10"/>
      <text:p text:style-name="P10">This means `1` is aqual to `1` (notice that the “e” is replaced by “a” in “<text:span text:style-name="T5">e</text:span>qual”).</text:p>
      <text:p text:style-name="P10"/>
      <text:p text:style-name="P10">When I have the following axiom:</text:p>
      <text:p text:style-name="P10"/>
      <text:p text:style-name="P10"><text:tab/><text:span text:style-name="T4">∀ x { x ~</text:span>¬<text:span text:style-name="T4">~ x }</text:span></text:p>
      <text:p text:style-name="P10"/>
      <text:p text:style-name="P10">I reduce `dit_exp` to the language of `len`, which measures the length of a list.</text:p>
      <text:p text:style-name="P10"/>
      <text:p text:style-name="P10">When I have the following axiom:</text:p>
      <text:p text:style-name="P10"/>
      <text:p text:style-name="P10"><text:tab/><text:span text:style-name="T4">∀ x, </text:span>y<text:span text:style-name="T4"> { x ~~ </text:span>y<text:span text:style-name="T4"> }</text:span></text:p>
      <text:p text:style-name="P10"/>
      <text:p text:style-name="P10">I collapse `dit_exp` to the language of `(&gt;= 0) · len`,<text:line-break/>which only distinguishes empty lists from non-empty lists.</text:p>
      <text:p text:style-name="P10"/>
      <text:p text:style-name="P11">When I have the following axiom:</text:p>
      <text:p text:style-name="P11"/>
      <text:p text:style-name="P11"><text:tab/><text:span text:style-name="T4">∀ x, </text:span>y<text:span text:style-name="T4"> { x ~</text:span><text:span text:style-name="T6">¬</text:span><text:span text:style-name="T4">~ </text:span>y<text:span text:style-name="T4"> }</text:span></text:p>
      <text:p text:style-name="P11"/>
      <text:p text:style-name="P11">I get the following property:</text:p>
      <text:p text:style-name="P11"/>
      <text:p text:style-name="P11"><text:tab/>∀ x, i { (x @ i) == (x @ 1) }</text:p>
      <text:p text:style-name="P13"><text:soft-page-break/>The `dit_exp` operator has an implicit argument which is an empty list of assumptions:</text:p>
      <text:p text:style-name="P13"/>
      <text:p text:style-name="P13"><text:tab/>dit_exp{[]} &lt;=&gt; dit_exp<text:tab/><text:tab/><text:span text:style-name="T21">there are none </text:span>assumptions, unless specified otherwise</text:p>
      <text:p text:style-name="P11"/>
      <text:p text:style-name="P13">For example, when I use the assumption `<text:span text:style-name="T4">∀ x { x ~~ x }</text:span>`, I can reduce to `dit`:</text:p>
      <text:p text:style-name="P13"/>
      <text:p text:style-name="P13"><text:tab/>dit_exp{[<text:span text:style-name="T4">∀ x { x ~~ x }</text:span>]} &lt;=&gt; dit</text:p>
      <text:p text:style-name="P13"/>
      <text:p text:style-name="P23">Other examples:</text:p>
      <text:p text:style-name="P23"/>
      <text:p text:style-name="P23"><text:tab/><text:span text:style-name="T8">dit_exp{[</text:span><text:span text:style-name="T4">∀ x { x ~</text:span><text:span text:style-name="T6">¬</text:span><text:span text:style-name="T4">~ x }</text:span><text:span text:style-name="T8">]} &lt;=&gt; </text:span>len</text:p>
      <text:p text:style-name="P24"><text:tab/><text:span text:style-name="T8">dit_exp{[</text:span><text:span text:style-name="T4">∀ x, </text:span><text:span text:style-name="T22">y</text:span><text:span text:style-name="T4"> { x ~~ </text:span><text:span text:style-name="T22">y</text:span><text:span text:style-name="T4"> }</text:span><text:span text:style-name="T8">]} &lt;=&gt; </text:span><text:span text:style-name="T6">(&gt;= 0) · len</text:span></text:p>
      <text:p text:style-name="P13"/>
      <text:p text:style-name="P13">Notice that since this calculus operates on lists, and lists can be used as assumptions,<text:line-break/>it is possible to create very sophisticated expressions where the assumptions are in superposition.</text:p>
      <text:p text:style-name="P11"/>
      <text:p text:style-name="P11">The `~~` operator and `~<text:span text:style-name="T6">¬</text:span>~` follows <text:span text:style-name="T8">the</text:span><text:span text:style-name="T9">se</text:span><text:span text:style-name="T8"> rules in Path Semantical Quantum Propositional Logic</text:span><text:span text:style-name="T15"><text:reference-ref text:reference-format="text" text:ref-name="psq">[7]</text:reference-ref></text:span><text:span text:style-name="T8">:</text:span></text:p>
      <text:p text:style-name="P11"/>
      <text:p text:style-name="P11"><text:tab/><text:span text:style-name="T8">(a ~~ b) == ((a == b) &amp; ~a &amp; ~b)<text:tab/><text:tab/><text:tab/>(a </text:span>~<text:span text:style-name="T6">¬</text:span>~ <text:span text:style-name="T8">b) == ((a == b) &amp; </text:span><text:span text:style-name="T6">¬</text:span>~<text:span text:style-name="T8">a &amp; </text:span><text:span text:style-name="T6">¬</text:span>~<text:span text:style-name="T8">b)</text:span></text:p>
      <text:p text:style-name="P12"><text:tab/></text:p>
      <text:p text:style-name="P13"><text:tab/>~a == (a ~~ a)<text:tab/><text:tab/><text:tab/><text:tab/><text:tab/><text:tab/><text:tab/> <text:s text:c="4"/>~a &amp; (a == b)^true <text:s/>=&gt; <text:s/>~b</text:p>
      <text:p text:style-name="P12"/>
      <text:p text:style-name="P15">However, the axiom `<text:span text:style-name="T6">¬</text:span><text:span text:style-name="T7">~</text:span><text:span text:style-name="T8">a == </text:span><text:span text:style-name="T7">~</text:span><text:span text:style-name="T6">¬</text:span><text:span text:style-name="T8">a</text:span>` is removed, since it does not make sense.</text:p>
      <text:p text:style-name="P14"/>
      <text:p text:style-name="P25">For example, if `a ~~ b`, then all `a`s are counted as one and all `b`s are counted as one, since `a`s and `b`s together are counted as one. <text:span text:style-name="T23">This is `</text:span><text:span text:style-name="T8">(a ~~ b) =&gt; ((a == b) &amp; ~a &amp; ~b)</text:span><text:span text:style-name="T23">`.</text:span></text:p>
      <text:p text:style-name="P14"/>
      <text:p text:style-name="P26">Another example, if `a == b` and all `a`s are counted as one and all `b`s are counted as one, then all `a`s and `b`s together are counted as one `a ~~ b`. <text:span text:style-name="T23">This is `</text:span><text:span text:style-name="T8">((a == b) &amp; ~a &amp; ~b) </text:span><text:span text:style-name="T23">=&gt; </text:span><text:span text:style-name="T8">(a ~~ b)</text:span><text:span text:style-name="T23">`.</text:span></text:p>
      <text:p text:style-name="P15"/>
      <text:p text:style-name="P16">If all `a`s are counted as one and you can prove `a == b` without any assumptions,</text:p>
      <text:p text:style-name="P27">then all `b`s are counted as one. <text:span text:style-name="T23">This is `</text:span><text:span text:style-name="T8">~a &amp; (a == b)^true <text:s/>=&gt; <text:s/>~b</text:span><text:span text:style-name="T23">`.</text:span></text:p>
      <text:p text:style-name="P16"/>
      <text:p text:style-name="P16">Now, you might wonder what is the meaning of all this. What is the utility of using this calculus?</text:p>
      <text:p text:style-name="P16"/>
      <text:p text:style-name="P16">The utility is that I can describe objects which can overlap <text:span text:style-name="T11">with </text:span>each other to some degree, perhaps in many ways, without needing to specify <text:span text:style-name="T10">precisely </text:span>how they overlap. <text:span text:style-name="T10">I also do not have to specify the space in which these objects overlap. I can compute the bounds on this overlap, which provides me valuable information on how these objects are constrained.</text:span></text:p>
      <text:p text:style-name="P16"/>
      <text:p text:style-name="P16"><text:tab/><text:span text:style-name="T10">x ⋀ y<text:tab/><text:tab/>Maximum overlap</text:span></text:p>
      <text:p text:style-name="P16"><text:tab/><text:span text:style-name="T10">x ⋁ y<text:tab/><text:tab/>Minimum overlap</text:span></text:p>
      <text:p text:style-name="P16"/>
      <text:p text:style-name="P17">Notice how similar this is to `and` and `or`. However, here, we can think of `x` and `y` as dynamic, since they together form a superposition. When we measure maximum overlap, we “move” the objects together, instead of treating them as static objects. Similarly, when we measure minimum overlap, we “move” the objects apart.</text:p>
      <text:p text:style-name="P17"/>
      <text:p text:style-name="P17"/>
      <text:h text:style-name="P20" text:outline-level="3">References:</text:h>
      <text:p text:style-name="P18"/>
      <text:p text:style-name="P18"><text:reference-mark-start text:name="alphabetic list of functions"/>[1]<text:reference-mark-end text:name="alphabetic list of functions"/><text:tab/>“Alphabetic List of Functions”</text:p>
      <text:p text:style-name="P18"><text:tab/>Standard Dictionary for Path Semantics</text:p>
      <text:p text:style-name="P18"><text:tab/><text:a xlink:type="simple" xlink:href="https://github.com/advancedresearch/path_semantics/blob/master/papers-wip/alphabetic-list-of-functions.pdf" text:style-name="Internet_20_link" text:visited-style-name="Visited_20_Internet_20_Link"><text:span text:style-name="T12">https://github.com/advancedresearch/path_semantics/blob/master/papers-wip/alphabetic-list-of-functions.pdf</text:span></text:a></text:p>
      <text:p text:style-name="P18"/>
      <text:p text:style-name="P18"><text:reference-mark-start text:name="sub-types as contextual notation"/>[2]<text:reference-mark-end text:name="sub-types as contextual notation"/><text:tab/>“Sub-Types as Contextual Notation”</text:p>
      <text:p text:style-name="P18"><text:tab/>Sven Nilsen, 2018</text:p>
      <text:p text:style-name="P18"><text:tab/><text:a xlink:type="simple" xlink:href="https://github.com/advancedresearch/path_semantics/blob/master/papers-wip/sub-types-as-contextual-notation.pdf" text:style-name="Internet_20_link" text:visited-style-name="Visited_20_Internet_20_Link"><text:span text:style-name="T16">https://github.com/advancedresearch/path_semantics/blob/master/papers-wip/sub-types-as-contextual-notation.pdf</text:span></text:a></text:p>
      <text:p text:style-name="P18"/>
      <text:p text:style-name="P18"><text:reference-mark-start text:name="hooo"/>[3]<text:reference-mark-end text:name="hooo"/><text:tab/>“Hooo – Propositional logic with exponentials”</text:p>
      <text:p text:style-name="P18"><text:tab/>AdvancedResearch</text:p>
      <text:p text:style-name="P18"><text:tab/><text:a xlink:type="simple" xlink:href="https://github.com/advancedresearch/hooo" text:style-name="Internet_20_link" text:visited-style-name="Visited_20_Internet_20_Link"><text:span text:style-name="T12">https://github.com/advancedresearch/hooo</text:span></text:a></text:p>
      <text:p text:style-name="P18"/>
      <text:p text:style-name="P19"><text:reference-mark-start text:name="higher order operator overloading"/>[4]<text:reference-mark-end text:name="higher order operator overloading"/><text:tab/>“Higher Order Operator Overloading”</text:p>
      <text:p text:style-name="P19"><text:tab/>AdvancedResearch – Reading sequence on Path Semantics</text:p>
      <text:p text:style-name="P19"><text:tab/><text:a xlink:type="simple" xlink:href="https://github.com/advancedresearch/path_semantics/blob/master/sequences.md#higher-order-operator-overloading" text:style-name="Internet_20_link" text:visited-style-name="Visited_20_Internet_20_Link"><text:span text:style-name="T16">https://github.com/advancedresearch/path_semantics/blob/master/sequences.md#higher-order-operator-overloading</text:span></text:a></text:p>
      <text:p text:style-name="P19"/>
      <text:p text:style-name="P19"><text:reference-mark-start text:name="homotopy type theory"/>[5]<text:reference-mark-end text:name="homotopy type theory"/><text:tab/>“Homotopy Type Theory”</text:p>
      <text:p text:style-name="P19"><text:tab/>Website for Homotopy Type Theory</text:p>
      <text:p text:style-name="P19"><text:tab/><text:a xlink:type="simple" xlink:href="https://homotopytypetheory.org/" text:style-name="Internet_20_link" text:visited-style-name="Visited_20_Internet_20_Link"><text:span text:style-name="T12">https://homotopytypetheory.org/</text:span></text:a></text:p>
      <text:p text:style-name="P19"/>
      <text:p text:style-name="P19"><text:reference-mark-start text:name="cubical type theory"/>[6]<text:reference-mark-end text:name="cubical type theory"/><text:tab/>“cubical type theory”</text:p>
      <text:p text:style-name="P19"><text:tab/>nLab</text:p>
      <text:p text:style-name="P19"><text:tab/><text:a xlink:type="simple" xlink:href="https://ncatlab.org/nlab/show/cubical+type+theory" text:style-name="Internet_20_link" text:visited-style-name="Visited_20_Internet_20_Link"><text:span text:style-name="T12">https://ncatlab.org/nlab/show/cubical+type+theory</text:span></text:a></text:p>
      <text:p text:style-name="P19"/>
      <text:p text:style-name="P19"><text:reference-mark-start text:name="psq"/>[7]<text:reference-mark-end text:name="psq"/><text:tab/>“PSQ – Path Semantical Quantum Propositional Logic”</text:p>
      <text:p text:style-name="P19"><text:tab/>AdvancedResearch – Summary page on path semantical quality</text:p>
      <text:p text:style-name="P19"><text:tab/><text:a xlink:type="simple" xlink:href="https://advancedresearch.github.io/quality/summary.html#psq---path-semantical-quantum-propositional-logic" text:style-name="Internet_20_link" text:visited-style-name="Visited_20_Internet_20_Link"><text:span text:style-name="T12">https://advancedresearch.github.io/quality/summary.html#psq---path-semantical-quantum-propositional-logic</text:span></text:a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4T10:01:41.687135565</meta:creation-date>
    <dc:date>2022-09-24T15:29:01.686383460</dc:date>
    <meta:editing-duration>PT53M14S</meta:editing-duration>
    <meta:editing-cycles>9</meta:editing-cycles>
    <meta:generator>LibreOffice/7.2.2.2$MacOSX_X86_64 LibreOffice_project/02b2acce88a210515b4a5bb2e46cbfb63fe97d56</meta:generator>
    <meta:document-statistic meta:table-count="0" meta:image-count="0" meta:object-count="0" meta:page-count="4" meta:paragraph-count="95" meta:word-count="1139" meta:character-count="6515" meta:non-whitespace-character-count="5393"/>
  </office:meta>
</office:document-meta>
</file>